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5b79" officeooo:paragraph-rsid="00085b79"/>
    </style:style>
    <style:style style:name="P2" style:family="paragraph" style:parent-style-name="Standard">
      <style:text-properties fo:font-style="italic" officeooo:rsid="00085b79" officeooo:paragraph-rsid="00085b79" style:font-style-asian="italic" style:font-style-complex="italic"/>
    </style:style>
    <style:style style:name="P3" style:family="paragraph" style:parent-style-name="Standard">
      <style:text-properties fo:font-style="italic" officeooo:rsid="000962bf" officeooo:paragraph-rsid="000962bf" style:font-style-asian="italic" style:font-style-complex="italic"/>
    </style:style>
    <style:style style:name="P4" style:family="paragraph" style:parent-style-name="Standard">
      <style:text-properties fo:font-style="italic" officeooo:rsid="000af050" officeooo:paragraph-rsid="000af050" style:font-style-asian="italic" style:font-style-complex="italic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0962bf" style:font-style-asian="normal" style:font-style-complex="normal"/>
    </style:style>
    <style:style style:name="T3" style:family="text">
      <style:text-properties fo:font-style="normal" officeooo:rsid="000af050" style:font-style-asian="normal" style:font-style-complex="normal"/>
    </style:style>
    <style:style style:name="T4" style:family="text">
      <style:text-properties fo:font-style="normal" officeooo:rsid="000bff6c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al Men Read Books</text:p>
      <text:p text:style-name="P1">Real Men Travel Light</text:p>
      <text:p text:style-name="P2">Introducing: <text:s/>Commute Book</text:p>
      <text:p text:style-name="P2"><text:span text:style-name="T1"/></text:p>
      <text:p text:style-name="P2"><text:span text:style-name="T1">Commute Books are classic novels Every Man should read,</text:span></text:p>
      <text:p text:style-name="P2"><text:span text:style-name="T1">broken into volum</text:span><text:span text:style-name="T2">es</text:span><text:span text:style-name="T1"> small enough for your pocket.</text:span></text:p>
      <text:p text:style-name="P2"><text:span text:style-name="T1"/></text:p>
      <text:p text:style-name="P3"><text:span text:style-name="T1">These novels are currently available:</text:span></text:p>
      <text:p text:style-name="P3"><text:span text:style-name="T1"/></text:p>
      <text:p text:style-name="P3">Moby Dick<text:span text:style-name="T1">, by Herman Melville (</text:span><text:span text:style-name="T3">4</text:span><text:span text:style-name="T1"> </text:span><text:span text:style-name="T4">books</text:span><text:span text:style-name="T1">)</text:span></text:p>
      <text:p text:style-name="P3">Brothers Karamazov<text:span text:style-name="T1">, by Fyodor Dostoyevsky (</text:span><text:span text:style-name="T3">7</text:span><text:span text:style-name="T1"> </text:span><text:span text:style-name="T4">books</text:span><text:span text:style-name="T1">)</text:span></text:p>
      <text:p text:style-name="P4">Detective Stories<text:span text:style-name="T1">, by Edgar Allen Poe (1 </text:span><text:span text:style-name="T4">book</text:span><text:span text:style-name="T1">)</text:span></text:p>
      <text:p text:style-name="P4">A Tale of Two Cities<text:span text:style-name="T1">, Charles Dickens (3 </text:span><text:span text:style-name="T4">books</text:span><text:span text:style-name="T1">)</text:span></text:p>
      <text:p text:style-name="P4">Don Quixote<text:span text:style-name="T1">, Cervantes (8 </text:span><text:span text:style-name="T4">books</text:span><text:span text:style-name="T1">)</text:span></text:p>
      <text:p text:style-name="P3"><text:span text:style-name="T1"/></text:p>
      <text:p text:style-name="P3"><text:span text:style-name="T1"/></text:p>
      <text:p text:style-name="P3"><text:span text:style-name="T1">For details, email </text:span><text:a xlink:type="simple" xlink:href="mailto:commutebook@gmail.com" text:style-name="Internet_20_link" text:visited-style-name="Visited_20_Internet_20_Link"><text:span text:style-name="T1">commutebook@gmail.com</text:span></text:a><text:span text:style-name="T1"> with your name, and desired novel.</text:span></text:p>
      <text:p text:style-name="P3"><text:span text:style-name="T1"/></text:p>
      <text:p text:style-name="P3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31T19:35:25.049479356</meta:creation-date>
    <dc:date>2024-09-01T13:21:45.879819080</dc:date>
    <meta:editing-duration>PT1H16M57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2" meta:word-count="79" meta:character-count="497" meta:non-whitespace-character-count="429"/>
  </office:meta>
</office:document-meta>
</file>